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harter" svg:font-family="charter, Georgia, Cambria, 'Times New Roman', Times, serif"/>
    <style:font-face style:name="JetBrains Mono" svg:font-family="'JetBrai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46b0" officeooo:paragraph-rsid="000746b0"/>
    </style:style>
    <style:style style:name="P2" style:family="paragraph" style:parent-style-name="Standard">
      <style:text-properties style:font-name="JetBrains Mono" fo:font-size="14pt" officeooo:rsid="00044bf8" officeooo:paragraph-rsid="00044bf8" style:font-size-asian="14pt" style:font-size-complex="14pt"/>
    </style:style>
    <style:style style:name="P3" style:family="paragraph" style:parent-style-name="Standard">
      <style:text-properties style:font-name="JetBrains Mono" fo:font-size="14pt" officeooo:rsid="00052fe2" officeooo:paragraph-rsid="00052fe2" style:font-size-asian="14pt" style:font-size-complex="14pt"/>
    </style:style>
    <style:style style:name="P4" style:family="paragraph" style:parent-style-name="Standard">
      <style:text-properties style:font-name="JetBrains Mono" fo:font-size="14pt" officeooo:rsid="000746b0" officeooo:paragraph-rsid="000746b0" style:font-size-asian="14pt" style:font-size-complex="14pt"/>
    </style:style>
    <style:style style:name="P5" style:family="paragraph" style:parent-style-name="Standard">
      <style:text-properties officeooo:rsid="000b66f5" officeooo:paragraph-rsid="000d6124"/>
    </style:style>
    <style:style style:name="T1" style:family="text">
      <style:text-properties officeooo:rsid="00046659"/>
    </style:style>
    <style:style style:name="T2" style:family="text">
      <style:text-properties fo:font-variant="normal" fo:text-transform="none" fo:color="#292929" loext:opacity="100%" style:font-name="charter" fo:font-size="15pt" fo:letter-spacing="normal" fo:font-style="normal" fo:font-weight="normal"/>
    </style:style>
    <style:style style:name="T3" style:family="text">
      <style:text-properties fo:font-variant="normal" fo:text-transform="none" fo:color="#292929" loext:opacity="100%" style:font-name="charter" fo:font-size="15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92929" loext:opacity="100%" fo:font-size="15pt" fo:letter-spacing="normal" fo:font-style="normal" fo:font-weight="normal"/>
    </style:style>
    <style:style style:name="T5" style:family="text">
      <style:text-properties fo:font-variant="normal" fo:text-transform="none" fo:color="#292929" loext:opacity="100%" style:font-name="JetBrains Mono" fo:font-size="15pt" fo:letter-spacing="normal" fo:font-style="normal" fo:font-weight="normal"/>
    </style:style>
    <style:style style:name="T6" style:family="text">
      <style:text-properties fo:font-variant="normal" fo:text-transform="none" fo:color="#292929" loext:opacity="100%" style:font-name="JetBrains Mono" fo:letter-spacing="normal" fo:font-style="normal" fo:font-weight="normal"/>
    </style:style>
    <style:style style:name="T7" style:family="text">
      <style:text-properties fo:font-variant="normal" fo:text-transform="none" fo:color="#292929" loext:opacity="100%" style:font-name="JetBrains Mono" fo:font-size="14pt" fo:letter-spacing="normal" fo:font-style="normal" fo:font-weight="normal" style:font-size-asian="14pt" style:font-size-complex="14pt"/>
    </style:style>
    <style:style style:name="T8" style:family="text">
      <style:text-properties style:font-name="JetBrains Mono"/>
    </style:style>
    <style:style style:name="T9" style:family="text">
      <style:text-properties style:font-name="JetBrains Mono" fo:font-size="14pt" style:font-size-asian="14pt" style:font-size-complex="14pt"/>
    </style:style>
    <style:style style:name="T10" style:family="text">
      <style:text-properties officeooo:rsid="000878aa"/>
    </style:style>
    <style:style style:name="T11" style:family="text">
      <style:text-properties officeooo:rsid="00093a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t servis versiyon neden ve nasıl yapılır?</text:p>
      <text:p text:style-name="P2"/>
      <text:p text:style-name="P2">Neden yapılır?</text:p>
      <text:p text:style-name="P2"/>
      <text:p text:style-name="P2">Projeye yeni isteklerin gelmesi <text:span text:style-name="T11">ve o isteklere karşı geliştirme yapıldıktan sonra </text:span><text:s/>eski müşterilerin <text:s/>isteklerin<text:span text:style-name="T10">in</text:span> karşılanama<text:span text:style-name="T1">ma</text:span>sıdır.</text:p>
      <text:p text:style-name="P2"/>
      <text:p text:style-name="P3">Nasıl yapılır?</text:p>
      <text:p text:style-name="P3"/>
      <text:p text:style-name="P3">1-Url üzerinde path variable olarak tanımlanabilir. Bu yöntemte URL /v1 /v2 olarak yapılabilir. Ve bunlardan dönen sonuclar farklılık yaratır.</text:p>
      <text:p text:style-name="P3"/>
      <text:p text:style-name="P3"/>
      <text:p text:style-name="P3"><text:s/>2-Url parametresiyle versiyonlama </text:p>
      <text:p text:style-name="P3"/>
      <text:p text:style-name="P3">Url parametresi QueryString olarak da bilinir bu yöntemde versiyon farklılıgını ?version=1 ?version=2 olarak yapılır.</text:p>
      <text:p text:style-name="P3"/>
      <text:p text:style-name="P4">3-Başlık içerisinde Accept alanını kullanarak versiyonlama <text:s/></text:p>
      <text:p text:style-name="P4"/>
      <text:p text:style-name="P1"><text:span text:style-name="Strong_20_Emphasis"><text:span text:style-name="T7">4- Custom Header Kullanarak Versiyonlama</text:span></text:span><text:span text:style-name="T9"> </text:span></text:p>
      <text:p text:style-name="P1"><text:span text:style-name="T9"/></text:p>
      <text:p text:style-name="P1"><text:span text:style-name="T3">Header kısmına kendi belirlediğimiz key değeri ile de versiyonlama yapılabilir. Kendi oluşturduğumuz key lerin başına X harfi koyulması tavsiye edilir.</text:span><text:span text:style-name="T9"> </text:span></text:p>
      <text:p text:style-name="P1"><text:span text:style-name="T9"/></text:p>
      <text:p text:style-name="P1"><text:span text:style-name="T9"/></text:p>
      <text:p text:style-name="P5"><text:span text:style-name="T9">Kaynak→</text:span></text:p>
      <text:p text:style-name="P5"><text:span text:style-name="T9"><text:s/>https://metinalniacik.medium.com/rest-api-versiyonlama-9f1c89bfbde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harter" svg:font-family="charter, Georgia, Cambria, 'Times New Roman', Times, serif"/>
    <style:font-face style:name="JetBrains Mono" svg:font-family="'JetBrai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03-13T15:09:26.156000000</dc:date>
    <meta:editing-duration>PT13M12S</meta:editing-duration>
    <meta:editing-cycles>11</meta:editing-cycles>
    <meta:document-statistic meta:table-count="0" meta:image-count="0" meta:object-count="0" meta:page-count="1" meta:paragraph-count="12" meta:word-count="95" meta:character-count="828" meta:non-whitespace-character-count="736"/>
  </office:meta>
</office:document-meta>
</file>